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6" style:family="table">
      <style:table-properties style:width="19.011cm" fo:margin-left="0cm" fo:break-before="page" table:align="left"/>
    </style:style>
    <style:style style:name="Table6.A" style:family="table-column">
      <style:table-column-properties style:column-width="1.014cm"/>
    </style:style>
    <style:style style:name="Table6.B" style:family="table-column">
      <style:table-column-properties style:column-width="0.893cm"/>
    </style:style>
    <style:style style:name="Table6.C" style:family="table-column">
      <style:table-column-properties style:column-width="0.326cm"/>
    </style:style>
    <style:style style:name="Table6.D" style:family="table-column">
      <style:table-column-properties style:column-width="2.866cm"/>
    </style:style>
    <style:style style:name="Table6.E" style:family="table-column">
      <style:table-column-properties style:column-width="1.141cm"/>
    </style:style>
    <style:style style:name="Table6.F" style:family="table-column">
      <style:table-column-properties style:column-width="0.18cm"/>
    </style:style>
    <style:style style:name="Table6.G" style:family="table-column">
      <style:table-column-properties style:column-width="12.591cm"/>
    </style:style>
    <style:style style:name="Table6.A1" style:family="table-cell">
      <style:table-cell-properties style:vertical-align="middle" fo:background-color="#dddddd" fo:padding="0.097cm" fo:border-left="0.05pt solid #000000" fo:border-right="none" fo:border-top="0.05pt solid #000000" fo:border-bottom="2pt solid #000000">
        <style:background-image/>
      </style:table-cell-properties>
    </style:style>
    <style:style style:name="Table6.C1" style:family="table-cell">
      <style:table-cell-properties fo:padding="0.097cm" fo:border-left="0.05pt solid #000000" fo:border-right="none" fo:border-top="0.05pt solid #000000" fo:border-bottom="2pt solid #000000"/>
    </style:style>
    <style:style style:name="Table6.D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padding="0.097cm" fo:border="0.05pt solid #000000"/>
    </style:style>
    <style:style style:name="Table6.C2" style:family="table-cell">
      <style:table-cell-properties fo:padding="0.097cm" fo:border-left="0.05pt solid #000000" fo:border-right="none" fo:border-top="0.05pt solid #000000" fo:border-bottom="2pt solid #000000"/>
    </style:style>
    <style:style style:name="Table6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0.05pt solid #000000" fo:border-bottom="2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0.05pt solid #000000" fo:border-bottom="2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0.05pt solid #000000" fo:border-bottom="2pt solid #000000"/>
    </style:style>
    <style:style style:name="Table6.D5" style:family="table-cell">
      <style:table-cell-properties style:vertical-align="middle"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0.05pt solid #000000" fo:border-bottom="2pt solid #000000"/>
    </style:style>
    <style:style style:name="Table6.E6" style:family="table-cell">
      <style:table-cell-properties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6.F6" style:family="table-cell">
      <style:table-cell-properties fo:padding="0.097cm" fo:border-left="0.05pt solid #000000" fo:border-right="0.05pt solid #000000" fo:border-top="none" fo:border-bottom="2pt solid #000000"/>
    </style:style>
    <style:style style:name="Table6.C7" style:family="table-cell">
      <style:table-cell-properties fo:padding="0.097cm" fo:border-left="0.05pt solid #000000" fo:border-right="none" fo:border-top="none" fo:border-bottom="2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2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9" style:family="table-cell">
      <style:table-cell-properties fo:padding="0.097cm" fo:border-left="0.05pt solid #000000" fo:border-right="none" fo:border-top="none" fo:border-bottom="2pt solid #000000"/>
    </style:style>
    <style:style style:name="Table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0" style:family="table-cell">
      <style:table-cell-properties fo:padding="0.097cm" fo:border-left="0.05pt solid #000000" fo:border-right="none" fo:border-top="none" fo:border-bottom="2pt solid #000000"/>
    </style:style>
    <style:style style:name="Table6.E10" style:family="table-cell">
      <style:table-cell-properties fo:padding="0.097cm" fo:border-left="0.05pt solid #000000" fo:border-right="0.05pt solid #000000" fo:border-top="none" fo:border-bottom="2pt solid #000000"/>
    </style:style>
    <style:style style:name="Table6.C11" style:family="table-cell">
      <style:table-cell-properties fo:padding="0.097cm" fo:border-left="0.05pt solid #000000" fo:border-right="none" fo:border-top="none" fo:border-bottom="2pt solid #000000"/>
    </style:style>
    <style:style style:name="Table6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2" style:family="table-cell">
      <style:table-cell-properties fo:padding="0.097cm" fo:border-left="0.05pt solid #000000" fo:border-right="none" fo:border-top="none" fo:border-bottom="2pt solid #000000"/>
    </style:style>
    <style:style style:name="Table6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3" style:family="table-cell">
      <style:table-cell-properties fo:padding="0.097cm" fo:border-left="0.05pt solid #000000" fo:border-right="none" fo:border-top="none" fo:border-bottom="2pt solid #000000"/>
    </style:style>
    <style:style style:name="Table6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4" style:family="table-cell">
      <style:table-cell-properties fo:padding="0.097cm" fo:border-left="0.05pt solid #000000" fo:border-right="none" fo:border-top="none" fo:border-bottom="2pt solid #000000"/>
    </style:style>
    <style:style style:name="Table6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5" style:family="table-cell">
      <style:table-cell-properties fo:padding="0.097cm" fo:border-left="0.05pt solid #000000" fo:border-right="none" fo:border-top="none" fo:border-bottom="2pt solid #000000"/>
    </style:style>
    <style:style style:name="Table6.E1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6" style:family="table-cell">
      <style:table-cell-properties fo:padding="0.097cm" fo:border-left="0.05pt solid #000000" fo:border-right="none" fo:border-top="none" fo:border-bottom="2pt solid #000000"/>
    </style:style>
    <style:style style:name="Table6.E16" style:family="table-cell">
      <style:table-cell-properties fo:padding="0.097cm" fo:border-left="0.05pt solid #000000" fo:border-right="0.05pt solid #000000" fo:border-top="none" fo:border-bottom="2pt solid #000000"/>
    </style:style>
    <style:style style:name="Table6.C17" style:family="table-cell">
      <style:table-cell-properties fo:padding="0.097cm" fo:border-left="0.05pt solid #000000" fo:border-right="none" fo:border-top="none" fo:border-bottom="0.05pt solid #000000"/>
    </style:style>
    <style:style style:name="Table6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8" style:family="table-cell">
      <style:table-cell-properties fo:padding="0.097cm" fo:border-left="0.05pt solid #000000" fo:border-right="none" fo:border-top="none" fo:border-bottom="0.05pt solid #000000"/>
    </style:style>
    <style:style style:name="Table6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9" style:family="table-cell">
      <style:table-cell-properties fo:padding="0.097cm" fo:border-left="0.05pt solid #000000" fo:border-right="none" fo:border-top="none" fo:border-bottom="0.05pt solid #000000"/>
    </style:style>
    <style:style style:name="Table6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0" style:family="table-cell">
      <style:table-cell-properties fo:padding="0.097cm" fo:border-left="0.05pt solid #000000" fo:border-right="none" fo:border-top="none" fo:border-bottom="0.05pt solid #000000"/>
    </style:style>
    <style:style style:name="Table6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1" style:family="table-cell">
      <style:table-cell-properties fo:padding="0.097cm" fo:border-left="0.05pt solid #000000" fo:border-right="none" fo:border-top="none" fo:border-bottom="0.05pt solid #000000"/>
    </style:style>
    <style:style style:name="Table6.E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30e4bd" officeooo:paragraph-rsid="0030e4b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330b07" officeooo:paragraph-rsid="00330b0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353c8d" officeooo:paragraph-rsid="00353c8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321b53" officeooo:paragraph-rsid="00321b53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2b39a6" officeooo:paragraph-rsid="002b39a6"/>
    </style:style>
    <style:style style:name="P7" style:family="paragraph" style:parent-style-name="Table_20_Contents">
      <style:paragraph-properties fo:text-align="center" style:justify-single-word="false"/>
      <style:text-properties officeooo:rsid="00720362" officeooo:paragraph-rsid="00720362"/>
    </style:style>
    <style:style style:name="P8" style:family="paragraph" style:parent-style-name="Table_20_Contents">
      <style:paragraph-properties fo:text-align="center" style:justify-single-word="false"/>
      <style:text-properties officeooo:rsid="0072d038" officeooo:paragraph-rsid="0072d038"/>
    </style:style>
    <style:style style:name="P9" style:family="paragraph" style:parent-style-name="Table_20_Contents">
      <style:paragraph-properties fo:text-align="center" style:justify-single-word="false"/>
      <style:text-properties officeooo:rsid="002f3201" officeooo:paragraph-rsid="002f3201"/>
    </style:style>
    <style:style style:name="P10" style:family="paragraph" style:parent-style-name="Table_20_Contents">
      <style:paragraph-properties fo:text-align="center" style:justify-single-word="false"/>
      <style:text-properties officeooo:rsid="0031aaa1" officeooo:paragraph-rsid="0031aaa1"/>
    </style:style>
    <style:style style:name="P11" style:family="paragraph" style:parent-style-name="Table_20_Contents">
      <style:paragraph-properties fo:text-align="center" style:justify-single-word="false"/>
      <style:text-properties officeooo:rsid="00321b53" officeooo:paragraph-rsid="00321b53"/>
    </style:style>
    <style:style style:name="P12" style:family="paragraph" style:parent-style-name="Table_20_Contents">
      <style:paragraph-properties fo:text-align="center" style:justify-single-word="false"/>
      <style:text-properties officeooo:rsid="00339bd1" officeooo:paragraph-rsid="00339bd1"/>
    </style:style>
    <style:style style:name="P13" style:family="paragraph" style:parent-style-name="Table_20_Contents">
      <style:paragraph-properties fo:text-align="center" style:justify-single-word="false"/>
      <style:text-properties officeooo:rsid="0029ea70" officeooo:paragraph-rsid="0029ea70"/>
    </style:style>
    <style:style style:name="P14" style:family="paragraph" style:parent-style-name="Table_20_Contents">
      <style:text-properties officeooo:rsid="009149b2" officeooo:paragraph-rsid="009149b2"/>
    </style:style>
    <style:style style:name="P15" style:family="paragraph" style:parent-style-name="Table_20_Contents">
      <style:text-properties officeooo:rsid="0091c32e" officeooo:paragraph-rsid="0091c32e"/>
    </style:style>
    <style:style style:name="P16" style:family="paragraph" style:parent-style-name="Table_20_Contents">
      <style:text-properties officeooo:rsid="009238ad" officeooo:paragraph-rsid="009238ad"/>
    </style:style>
    <style:style style:name="P17" style:family="paragraph" style:parent-style-name="Table_20_Contents">
      <style:text-properties officeooo:rsid="0093f3d2" officeooo:paragraph-rsid="0093f3d2"/>
    </style:style>
    <style:style style:name="P18" style:family="paragraph" style:parent-style-name="Table_20_Contents">
      <style:text-properties officeooo:rsid="0094c79a" officeooo:paragraph-rsid="0094c79a"/>
    </style:style>
    <style:style style:name="P19" style:family="paragraph" style:parent-style-name="Table_20_Contents">
      <style:text-properties officeooo:rsid="00184310" officeooo:paragraph-rsid="0048572e"/>
    </style:style>
    <style:style style:name="P20" style:family="paragraph" style:parent-style-name="Table_20_Contents">
      <style:text-properties officeooo:rsid="009734a8" officeooo:paragraph-rsid="009734a8"/>
    </style:style>
    <style:style style:name="P21" style:family="paragraph" style:parent-style-name="Table_20_Contents">
      <style:text-properties officeooo:rsid="009a529e" officeooo:paragraph-rsid="009a529e"/>
    </style:style>
    <style:style style:name="P22" style:family="paragraph" style:parent-style-name="Table_20_Contents">
      <style:text-properties officeooo:rsid="009bc078" officeooo:paragraph-rsid="009bc078"/>
    </style:style>
    <style:style style:name="P23" style:family="paragraph" style:parent-style-name="Table_20_Contents">
      <style:text-properties officeooo:rsid="00a5bcc8" officeooo:paragraph-rsid="00a5bcc8"/>
    </style:style>
    <style:style style:name="P24" style:family="paragraph" style:parent-style-name="Table_20_Contents">
      <style:text-properties officeooo:rsid="00a6bfab" officeooo:paragraph-rsid="00a6f818"/>
    </style:style>
    <style:style style:name="P25" style:family="paragraph" style:parent-style-name="Table_20_Contents">
      <style:text-properties fo:font-size="10.5pt" fo:font-style="italic" officeooo:rsid="00a6f818" officeooo:paragraph-rsid="00a6f818" style:font-size-asian="10.5pt" style:font-style-asian="italic" style:font-size-complex="10.5pt" style:font-style-complex="italic"/>
    </style:style>
    <style:style style:name="P26" style:family="paragraph" style:parent-style-name="Table_20_Contents">
      <style:text-properties officeooo:rsid="00b4849c" officeooo:paragraph-rsid="00b4849c"/>
    </style:style>
    <style:style style:name="P2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Standard">
      <style:text-properties officeooo:rsid="00d20e87" officeooo:paragraph-rsid="00d20e87"/>
    </style:style>
    <style:style style:name="T1" style:family="text">
      <style:text-properties officeooo:rsid="0096b056"/>
    </style:style>
    <style:style style:name="T2" style:family="text">
      <style:text-properties officeooo:rsid="009bc078"/>
    </style:style>
    <style:style style:name="T3" style:family="text">
      <style:text-properties officeooo:rsid="009c8526"/>
    </style:style>
    <style:style style:name="T4" style:family="text">
      <style:text-properties officeooo:rsid="009db75c"/>
    </style:style>
    <style:style style:name="T5" style:family="text">
      <style:text-properties officeooo:rsid="009fd144"/>
    </style:style>
    <style:style style:name="T6" style:family="text">
      <style:text-properties officeooo:rsid="00a6f818"/>
    </style:style>
    <style:style style:name="T7" style:family="text">
      <style:text-properties officeooo:rsid="00a8d2db"/>
    </style:style>
    <style:style style:name="T8" style:family="text">
      <style:text-properties officeooo:rsid="00a92cf4"/>
    </style:style>
    <style:style style:name="T9" style:family="text">
      <style:text-properties officeooo:rsid="00af834c"/>
    </style:style>
    <style:style style:name="T10" style:family="text">
      <style:text-properties officeooo:rsid="00b1bd00"/>
    </style:style>
    <style:style style:name="T11" style:family="text">
      <style:text-properties officeooo:rsid="00b8e4c9"/>
    </style:style>
    <style:style style:name="T12" style:family="text">
      <style:text-properties officeooo:rsid="00bc656f"/>
    </style:style>
    <style:style style:name="T13" style:family="text">
      <style:text-properties officeooo:rsid="00beaa4a"/>
    </style:style>
    <style:style style:name="T14" style:family="text">
      <style:text-properties officeooo:rsid="00bf83c0"/>
    </style:style>
    <style:style style:name="T15" style:family="text">
      <style:text-properties officeooo:rsid="00bfb3bf"/>
    </style:style>
    <style:style style:name="T16" style:family="text">
      <style:text-properties officeooo:rsid="00c700b9"/>
    </style:style>
    <style:style style:name="T17" style:family="text">
      <style:text-properties officeooo:rsid="00ca32c3"/>
    </style:style>
    <style:style style:name="T18" style:family="text">
      <style:text-properties officeooo:rsid="00d383c2"/>
    </style:style>
    <style:style style:name="T19" style:family="text">
      <style:text-properties officeooo:rsid="00d622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table:number-rows-spanned="6" office:value-type="string" table:protected="true">
            <text:p text:style-name="P1">E</text:p>
            <text:p text:style-name="P1">X</text:p>
            <text:p text:style-name="P1">P</text:p>
            <text:p text:style-name="P1">O</text:p>
            <text:p text:style-name="P1">S</text:p>
            <text:p text:style-name="P1">I</text:p>
            <text:p text:style-name="P1">T</text:p>
            <text:p text:style-name="P1">I</text:p>
            <text:p text:style-name="P1">O</text:p>
            <text:p text:style-name="P1">N</text:p>
          </table:table-cell>
          <table:table-cell table:style-name="Table6.A1" table:number-rows-spanned="6" office:value-type="string" table:protected="true">
            <text:p text:style-name="P27"/>
          </table:table-cell>
          <table:table-cell table:style-name="Table6.C6" table:number-rows-spanned="6" office:value-type="string" table:protected="true">
            <text:p text:style-name="Table_20_Contents"/>
          </table:table-cell>
          <table:table-cell table:style-name="Table6.D1" office:value-type="string" table:protected="true">
            <text:p text:style-name="P6">Préambule</text:p>
          </table:table-cell>
          <table:table-cell table:style-name="Table6.E1" table:number-columns-spanned="3" office:value-type="string">
            <text:p text:style-name="P14">Présentation de Nathan Algren, ancien soldat, <text:span text:style-name="T4">devenu</text:span> alcoolique, <text:span text:style-name="T4">subsistant en travaillant </text:span>comme démonstrateur <text:span text:style-name="T4">de </text:span>Winchester dans les foires. <text:span text:style-name="T10">C’est un homme qui pense ne jamais retrouver la paix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6">Incident</text:p>
            <text:p text:style-name="P6">perturbateur</text:p>
          </table:table-cell>
          <table:table-cell table:style-name="Table6.E2" table:number-columns-spanned="3" office:value-type="string">
            <text:p text:style-name="P14">Nathan Algren est licencié, <text:span text:style-name="T19">ivre mort,</text:span> <text:span text:style-name="T19">lors d’un esclandre au cours d’une démonstration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6">Incident </text:p>
            <text:p text:style-name="P6">déclencheur</text:p>
          </table:table-cell>
          <table:table-cell table:style-name="Table6.E3" table:number-columns-spanned="3" office:value-type="string">
            <text:p text:style-name="P14">On propose à Nathan Algren d’être instructeur pour l’armée impériale du Japon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6">Zone de refus</text:p>
          </table:table-cell>
          <table:table-cell table:style-name="Table6.E4" table:number-columns-spanned="3" office:value-type="string">
            <text:p text:style-name="P26">C’est un refus particulier. Il ne refuse pas sa mission, mais <text:span text:style-name="T5">essaie de convaincre les autorités japonaises (par le biais d’Omura) que la jeune armée impériale n’est pas prête à combattre </text:span>et refuse de l’envoyer au casse-pipe. Mais s<text:span text:style-name="T5">on refus sera ignoré, ce qui conduira à la catastrophe qui le rendra captif des samouraïs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5" table:number-rows-spanned="2" office:value-type="string" table:protected="true">
            <text:p text:style-name="P6">Pivot 1</text:p>
          </table:table-cell>
          <table:table-cell table:style-name="Table6.E5" table:number-columns-spanned="3" office:value-type="string">
            <text:p text:style-name="P14">Nathan Algren, prisonnier, est conduit dans le village des samouraïs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6.E6" office:value-type="string" table:protected="true">
            <text:p text:style-name="P8">QDF</text:p>
          </table:table-cell>
          <table:table-cell table:style-name="Table6.F6" table:number-columns-spanned="2" office:value-type="string">
            <text:p text:style-name="P14">Nathan Algren p<text:span text:style-name="T11">arviendra-t-il à exterminer</text:span> les samouraïs rebelles ?</text:p>
          </table:table-cell>
          <table:covered-table-cell/>
        </table:table-row>
        <table:table-row>
          <table:table-cell table:style-name="Table6.D5" table:number-rows-spanned="10" office:value-type="string" table:protected="true">
            <text:p text:style-name="P3">D</text:p>
            <text:p text:style-name="P3">É</text:p>
            <text:p text:style-name="P3">V</text:p>
            <text:p text:style-name="P3">E</text:p>
            <text:p text:style-name="P3">L</text:p>
            <text:p text:style-name="P3">O</text:p>
            <text:p text:style-name="P3">P</text:p>
            <text:p text:style-name="P3">P</text:p>
            <text:p text:style-name="P3">E</text:p>
            <text:p text:style-name="P3">M</text:p>
            <text:p text:style-name="P3">E</text:p>
            <text:p text:style-name="P3">N</text:p>
            <text:p text:style-name="P3">T</text:p>
          </table:table-cell>
          <table:table-cell table:style-name="Table6.D5" table:number-rows-spanned="4" office:value-type="string" table:protected="true">
            <text:p text:style-name="P1">P</text:p>
            <text:p text:style-name="P1">A</text:p>
            <text:p text:style-name="P1">R</text:p>
            <text:p text:style-name="P1">T</text:p>
            <text:p text:style-name="P1">I</text:p>
            <text:p text:style-name="P1">E</text:p>
            <text:p text:style-name="P1"/>
            <text:p text:style-name="P1"><text:s/>1</text:p>
          </table:table-cell>
          <table:table-cell table:style-name="Table6.C10" table:number-rows-spanned="4" office:value-type="string" table:protected="true">
            <text:p text:style-name="Table_20_Contents"/>
          </table:table-cell>
          <table:table-cell table:style-name="Table6.D2" office:value-type="string" table:protected="true">
            <text:p text:style-name="P9">Première action</text:p>
          </table:table-cell>
          <table:table-cell table:style-name="Table6.E7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9">Description</text:p>
            <text:p text:style-name="P9">générale</text:p>
          </table:table-cell>
          <table:table-cell table:style-name="Table6.E8" table:number-columns-spanned="3" office:value-type="string">
            <text:p text:style-name="P16">Nathan Algren découvre la culture samouraï, la “Voie du Samouraï”. Il se désintoxique de l’alcool et devient ami avec Katsumoto, le chef des samouraï<text:span text:style-name="T16">s</text:span>.</text:p>
            <text:p text:style-name="P17">Cette partie se passe intégralement dans le village de Nobitada, le fils de Katsumoto, <text:span text:style-name="T12">pendant l’hiver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9">1/3</text:p>
          </table:table-cell>
          <table:table-cell table:style-name="Table6.E9" table:number-columns-spanned="3" office:value-type="string">
            <text:p text:style-name="P23">Nathan Algren reçoit une raclée par Ujio, mais se montre incroyablement courageux et pugnace. <text:span text:style-name="T13">Il n’abandonne que lorsque ses forces l’abandonnent aussi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5" office:value-type="string">
            <text:p text:style-name="P9">Clé de voûte</text:p>
          </table:table-cell>
          <table:table-cell table:style-name="Table6.E10" table:number-columns-spanned="3" office:value-type="string">
            <text:p text:style-name="P15">Katsumoto remet à Nathan Algren son carnet de notes, en lui disant qu’il l’avait pris alors qu’ils étaient ennemis (sous-entendu : ils sont maintenant amis).</text:p>
          </table:table-cell>
          <table:covered-table-cell/>
          <table:covered-table-cell/>
        </table:table-row>
        <table:table-row>
          <table:covered-table-cell/>
          <table:table-cell table:style-name="Table6.D5" table:number-rows-spanned="6" office:value-type="string" table:protected="true">
            <text:p text:style-name="P5">P</text:p>
            <text:p text:style-name="P5">A</text:p>
            <text:p text:style-name="P5">R</text:p>
            <text:p text:style-name="P5">T</text:p>
            <text:p text:style-name="P5">I</text:p>
            <text:p text:style-name="P5">E</text:p>
            <text:p text:style-name="P5"/>
            <text:p text:style-name="P5">2</text:p>
          </table:table-cell>
          <table:table-cell table:style-name="Table6.C16" table:number-rows-spanned="6" office:value-type="string" table:protected="true">
            <text:p text:style-name="Table_20_Contents"/>
          </table:table-cell>
          <table:table-cell table:style-name="Table6.D2" office:value-type="string" table:protected="true">
            <text:p text:style-name="P10">Conséquences</text:p>
          </table:table-cell>
          <table:table-cell table:style-name="Table6.E11" table:number-columns-spanned="3" office:value-type="string">
            <text:p text:style-name="P18"><text:span text:style-name="T14">C</text:span>ette amitié crée réellement <text:span text:style-name="T14">une situation pire pour l’objectif de Nathan Algren. </text:span>Comment pourra-t-il se débarrasser d’un homme qui est maintenant son ami ?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11">Description</text:p>
            <text:p text:style-name="P11">générale</text:p>
          </table:table-cell>
          <table:table-cell table:style-name="Table6.E12" table:number-columns-spanned="3" office:value-type="string">
            <text:p text:style-name="P19">C<text:span text:style-name="T1">ette partie, qui se passe entre Tokyo et le village, conduit à la déclaration de guerre de l’armée impériale contre les samouraïs qui sont proscrits de la société japonaise.</text:span></text:p>
            <text:p text:style-name="P20">Katsumoto est fait prisonnier, Nathan Algren le libère pour fuir au village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11">2/3</text:p>
          </table:table-cell>
          <table:table-cell table:style-name="Table6.E13" table:number-columns-spanned="3" office:value-type="string">
            <text:p text:style-name="P24">Libération de Katsumoto (et mort de son fils <text:span text:style-name="T6">Nobitada).</text:span></text:p>
            <text:p text:style-name="P25">(Cette scène est une des scènes les plus importantes de la seconde partie du développement mais n’a pas de rapport avec le premier tiers.)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table:number-rows-spanned="2" office:value-type="string" table:protected="true">
            <text:p text:style-name="P11">Crise</text:p>
          </table:table-cell>
          <table:table-cell table:style-name="Table6.E14" table:number-columns-spanned="3" office:value-type="string">
            <text:p text:style-name="P21">Nathan Algren, <text:span text:style-name="T17">qui s’est remis à boire,</text:span> <text:span text:style-name="T7">s’apprête à </text:span>rentrer en Amérique. <text:span text:style-name="T7">S’il rentre, il n’atteindra pas son objectif (mais l’objectif sera atteint : Bagley lui fait remarquer qu’ils extermineront les samouraïs avec ou sans lui)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6.E15" table:number-columns-spanned="2" office:value-type="string" table:protected="true">
            <text:p text:style-name="P7">Sortie</text:p>
          </table:table-cell>
          <table:covered-table-cell/>
          <table:table-cell table:style-name="Table6.G15" office:value-type="string">
            <text:p text:style-name="P21">En apprenant que Katsumoto est en danger, Algren décide de le libérer. <text:span text:style-name="T8">Et, suggéré, il ne boira plus.</text:span></text:p>
          </table:table-cell>
        </table:table-row>
        <table:table-row>
          <table:covered-table-cell/>
          <table:covered-table-cell/>
          <table:covered-table-cell/>
          <table:table-cell table:style-name="Table6.D5" office:value-type="string" table:protected="true">
            <text:p text:style-name="P11">Pivot 2</text:p>
          </table:table-cell>
          <table:table-cell table:style-name="Table6.E16" table:number-columns-spanned="3" office:value-type="string">
            <text:p text:style-name="P21">Les samouraïs quittent leur village pour l’ultime bataille.</text:p>
          </table:table-cell>
          <table:covered-table-cell/>
          <table:covered-table-cell/>
        </table:table-row>
        <table:table-row>
          <table:table-cell table:style-name="Table6.D2" table:number-rows-spanned="5" office:value-type="string" table:protected="true">
            <text:p text:style-name="P4">D</text:p>
            <text:p text:style-name="P4">É</text:p>
            <text:p text:style-name="P4">N</text:p>
            <text:p text:style-name="P4">O</text:p>
            <text:p text:style-name="P4">U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</table:table-cell>
          <table:table-cell table:style-name="Table6.D2" table:number-rows-spanned="5" office:value-type="string" table:protected="true">
            <text:p text:style-name="P2"/>
          </table:table-cell>
          <table:table-cell table:style-name="Table6.C21" table:number-rows-spanned="5" office:value-type="string" table:protected="true">
            <text:p text:style-name="Table_20_Contents"/>
          </table:table-cell>
          <table:table-cell table:style-name="Table6.D2" office:value-type="string" table:protected="true">
            <text:p text:style-name="P12">Conséquences</text:p>
          </table:table-cell>
          <table:table-cell table:style-name="Table6.E17" table:number-columns-spanned="3" office:value-type="string">
            <text:p text:style-name="P21">On rentre dans <text:span text:style-name="T15">la bataille finale</text:span>, <text:span text:style-name="T15">dans un autre lieu, le champ de bataille (de la même manière que le dénouement commençait lui aussi par un changement de lieu, de Tokyo au village des samouraïs)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12">Description</text:p>
            <text:p text:style-name="P12">générale</text:p>
          </table:table-cell>
          <table:table-cell table:style-name="Table6.E18" table:number-columns-spanned="3" office:value-type="string">
            <text:p text:style-name="P21">Le dénouement est presque entièrement dévolu à la bataille qui va exterminer les samouraïs. C’est la mort de Katsumoto, au cours d’un combat long et sanglant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13">Climax</text:p>
          </table:table-cell>
          <table:table-cell table:style-name="Table6.E19" table:number-columns-spanned="3" office:value-type="string">
            <text:p text:style-name="P21">Se sachant perdus, les derniers samouraïs décident de mourir dans l’honneur, en livrant un dernier assaut contre l’armée impériale japonaise. Mais la nouvelle mitraillette de l’armée aura raison d’eux, jusqu’au dernier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13">RDF</text:p>
          </table:table-cell>
          <table:table-cell table:style-name="Table6.E20" table:number-columns-spanned="3" office:value-type="string">
            <text:p text:style-name="P21">Nathan Algren a rempli sa mission, indirectement, mais c’est la pire chose <text:span text:style-name="T2">pour lui</text:span>. C’est une dernière ironie de sa vie. <text:span text:style-name="T2">Comme avec les indiens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6">Désinence</text:p>
          </table:table-cell>
          <table:table-cell table:style-name="Table6.E21" table:number-columns-spanned="3" office:value-type="string">
            <text:p text:style-name="P22">L’empereur ne signe pas le contrat d’exclusivité avec les États-Unis, il congédie et <text:span text:style-name="T3">disgracie</text:span> Omura.</text:p>
            <text:p text:style-name="P22">Nathan Algren rejoint Taka dans le village des samouraïs, <text:span text:style-name="T9">il a trouvé la paix</text:span>.</text:p>
          </table:table-cell>
          <table:covered-table-cell/>
          <table:covered-table-cell/>
        </table:table-row>
      </table:table>
      <text:p text:style-name="Standard"/>
      <text:p text:style-name="P28">(<text:span text:style-name="T18">Exporter en PNG </text:span><text:s/>en largeur 90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4cm" fo:margin-bottom="0.499cm" fo:margin-left="0.64cm" fo:margin-right="0.6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1:19:48.278966000</meta:creation-date>
    <dc:date>2017-02-15T16:26:06.227752000</dc:date>
    <meta:editing-duration>PT4H32M57S</meta:editing-duration>
    <meta:editing-cycles>137</meta:editing-cycles>
    <meta:generator>LibreOffice/5.1.6.2$MacOSX_X86_64 LibreOffice_project/07ac168c60a517dba0f0d7bc7540f5afa45f0909</meta:generator>
    <dc:creator>Philippe Perret</dc:creator>
    <meta:document-statistic meta:table-count="1" meta:image-count="0" meta:object-count="0" meta:page-count="1" meta:paragraph-count="98" meta:word-count="605" meta:character-count="3571" meta:non-whitespace-character-count="3061"/>
  </office:meta>
</office:document-meta>
</file>